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top="0in" fo:margin-bottom="0.0835in" fo:text-align="start" style:justify-single-word="false"/>
    </style:style>
    <style:style style:name="P19" style:family="paragraph" style:parent-style-name="Text_20_body">
      <style:paragraph-properties fo:margin-left="0.4925in" fo:margin-right="0in" fo:text-indent="0in" style:auto-text-indent="fals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2</text:p>
      <text:p text:style-name="Subtitle">13<text:span text:style-name="T3">th</text:span> March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TOAST<text:tab/>4</text:p>
          <text:p text:style-name="P21">Event Condition Action Rules<text:tab/>4</text:p>
          <text:p text:style-name="P21">Rule Bindings<text:tab/>5</text:p>
          <text:p text:style-name="P21">Built-in Conditions and Actions<text:tab/>5</text:p>
          <text:p text:style-name="P21">Extending or Replacing the TOAST Language Built-ins<text:tab/>5</text:p>
          <text:p text:style-name="P21">Agent Transformation<text:tab/>6</text:p>
          <text:p text:style-name="P21">ECA Rule Engine<text:tab/>7</text:p>
          <text:p text:style-name="P20">The TOAST Rule Language<text:tab/>9</text:p>
          <text:p text:style-name="P21">Rule Events<text:tab/>9</text:p>
          <text:p text:style-name="P21">Location Specifiers<text:tab/>10</text:p>
          <text:p text:style-name="P21">Rule Bindings<text:tab/>12</text:p>
          <text:p text:style-name="P21">Rule Expressions<text:tab/>13</text:p>
          <text:p text:style-name="P21">Rule Conditions<text:tab/>13</text:p>
          <text:p text:style-name="P21">Rule Actions<text:tab/>14</text:p>
          <text:p text:style-name="P21">Built-In Calls<text:tab/>15</text:p>
          <text:p text:style-name="P21">User-Defined Rule Helpers<text:tab/>16</text:p>
          <text:p text:style-name="P20">TOAST Rule Language Standard Built-Ins<text:tab/>18</text:p>
          <text:p text:style-name="P21">CountDowns<text:tab/>18</text:p>
          <text:p text:style-name="P21">Waiters<text:tab/>18</text:p>
          <text:p text:style-name="P21">Flags<text:tab/>19</text:p>
          <text:p text:style-name="P21">Counters<text:tab/>20</text:p>
          <text:p text:style-name="P21">Debugging and Tracing<text:tab/>20</text:p>
          <text:p text:style-name="P21">Aborting Execution<text:tab/>21</text:p>
          <text:p text:style-name="P21">Other Built-ins<text:tab/>22</text:p>
          <text:p text:style-name="P20">Using TOAST<text:tab/>23</text:p>
          <text:p text:style-name="P21">Obtaining the sources<text:tab/>23</text:p>
          <text:p text:style-name="P21">Building TOAST<text:tab/>23</text:p>
          <text:p text:style-name="P21">Using TOAST<text:tab/>23</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1">orchestrating the timing of activities performed by independent application threads</text:p>
        </text:list-item>
        <text:list-item>
          <text:p text:style-name="P11">tracing application execution</text:p>
        </text:list-item>
        <text:list-item>
          <text:p text:style-name="P11">subverting normal method execution</text:p>
        </text:list-item>
      </text:list>
      <text:p text:style-name="Text_20_body">TOAST is actually more general than this description appears to suggest. The functionality in the TOAST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TOAST scripts. The core engine which underlies TOAST is a general purpose code injection program based around Event Condition Action rules.</text:p>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TOAST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text:soft-page-break/>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TOAST to test a Java application the JVM must be started with extra command line arguments. These arguments point the JVM at the TOAST scripting engine and identify a set of TOAST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text:style-name="Outline" text:continue-numbering="true">
        <text:list-item>
          <text:list text:continue-numbering="true">
            <text:list-header>
              <text:h text:style-name="Heading_20_2" text:outline-level="2" text:is-list-header="true"><text:bookmark-start text:name="DDE_LINK14"/>Built-in Conditions and Actions<text:bookmark-end text:name="DDE_LINK14"/></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TOAST rules to apply arbitrary modifications to the original program.</text:p>
      <text:list text:style-name="Outline" text:continue-numbering="true">
        <text:list-item>
          <text:list text:continue-numbering="true">
            <text:list-header>
              <text:h text:style-name="Heading_20_2" text:outline-level="2" text:is-list-header="true">Extending or Replacing the TOAST Language Built-ins</text:h>
            </text:list-header>
          </text:list>
        </text:list-item>
      </text:list>
      <text:p text:style-name="Text_20_body">Another option to bear in mind is that the set of built-in operations available to TOAST rules is not fixed. The rule engine works by mapping built-in operations which occur in a given rule to public instance methods of a helper class associated with the rule. By default, this helper class is <text:span text:style-name="Code_20_Text">org.jboss.jbossts.orchestratio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TOAST rule language is oriented towards orchestrating the behaviour of independent threads in multi-threaded tests, TOAST can easily be reconfigured to support a much wider range of application requirement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text:soft-page-break/>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4">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text:soft-page-break/>Execution is performed with the help of an auxiliary class generated at runtime by the TOAST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an execute method to be called at the trigger point.</text:p>
      <text:p text:style-name="Text_20_body">A helper adapter class includes a field referencing the rule it is derived from. This allows the execute method to locate the triggered rule and, from there, look up the rule's event, condition and action. The basic execute method traverses the parse trees of these three rule components evaluating each expression in turn. Another generated field holds bindings for the method parameters and for variables introduced by the rule event. These bindings can be looked up or assigned during rule execution when they are referred to from within the rule event, condition or action. When the execute method encounters a call to a built-in it can execute this call by invoking one of the methods inherited from its helper superclas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TOAST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Work is in progress to support compilation of rules to bytecode. When compilation of rules <text:s/>is enabled the TOAST agent generates an execute method which contains inline bytecode derived from the rule event condition and action. Although this takes slightly more time to generate it should provide a performance pay off <text:s/>where the trigger method gets called many times. <text:s/>Ideally, compilation should be selectable per rule or across the board for all rules in a rule set.</text:p>
      <text:p text:style-name="Text_20_body"/>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4">references to previously bound variables</text:p>
        </text:list-item>
        <text:list-item>
          <text:p text:style-name="P14">static data references</text:p>
        </text:list-item>
        <text:list-item>
          <text:p text:style-name="P14">primitive literals</text:p>
        </text:list-item>
        <text:list-item>
          <text:p text:style-name="P14">field accesses</text:p>
        </text:list-item>
        <text:list-item>
          <text:p text:style-name="P14">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text:style-name="L6">
        <text:list-item>
          <text:p text:style-name="P16">Expressions should obey the normal rules regarding associativity and precedence.</text:p>
        </text:list-item>
        <text:list-item>
          <text:p text:style-name="P16">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item>
          <text:list text:continue-numbering="true">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text:style-name="Outline" text:continue-numbering="true">
        <text:list-header>
          <text:h text:style-name="Heading_20_1" text:outline-level="1" text:is-list-header="true">TOAST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text:soft-page-break/>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oft-page-break/><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text:soft-page-break/>by ANDing them with other boolean expressions.</text:p>
      <text:p text:style-name="Text_20_body">Generation of debug messages can be switched on by setting the following system property on the JVM command line:</text:p>
      <text:p text:style-name="P7"><text:span text:style-name="Code_20_Text">org.jboss.jbossts.orchestration.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text:soft-page-break/>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text:soft-page-break/>If <text:s/>system property</text:p>
      <text:p text:style-name="P7"><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jbossts.orchestration.verbose</text:span></text:p>
      <text:p text:style-name="P1">is set then the rule execution engine will display a variety of trace messages as it <text:s/>parses, typechecks, compiels and executes rules.</text:p>
      <text:p text:style-name="P1">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3-13T17:20:42</dc:date>
    <meta:printed-by>Andrew Dinn</meta:printed-by>
    <meta:print-date>2008-09-26T17:21:42</meta:print-date>
    <meta:editing-cycles>60</meta:editing-cycles>
    <meta:editing-duration>P1DT5H21M33S</meta:editing-duration>
    <meta:user-defined meta:name="Info 1"/>
    <meta:user-defined meta:name="Info 2"/>
    <meta:user-defined meta:name="Info 3"/>
    <meta:user-defined meta:name="Info 4"/>
    <meta:document-statistic meta:table-count="0" meta:image-count="0" meta:object-count="0" meta:page-count="24" meta:paragraph-count="262" meta:word-count="8680" meta:character-count="54241"/>
  </office:meta>
</office:document-meta>
</file>